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face style:name="Noto Sans CJK SC Light" svg:font-family="'Noto Sans CJK SC Light'" style:font-family-generic="swiss"/>
    <style:font-face style:name="Noto Sans Devanagari" svg:font-family="'Noto Sans Devanagari'" style:font-family-generic="system" style:font-pitch="variable"/>
    <style:font-face style:name="Noto Serif" svg:font-family="'Noto Serif'" style:font-adornments="Bold" style:font-family-generic="roman" style:font-pitch="variable"/>
    <style:font-face style:name="Noto Serif CJK SC" svg:font-family="'Noto Serif CJK SC'" style:font-family-generic="system" style:font-pitch="variable"/>
    <style:font-face style:name="Noto Serif CJK SC Black" svg:font-family="'Noto Serif CJK SC Black'" style:font-family-generic="roman"/>
    <style:font-face style:name="Noto Serif CJK SC Light" svg:font-family="'Noto Serif CJK SC Light'" style:font-adornments="Italic" style:font-family-generic="roman" style:font-pitch="variable"/>
    <style:font-face style:name="Noto Serif CJK SC Light1" svg:font-family="'Noto Serif CJK SC Light'" style:font-adornments="Regular" style:font-family-generic="roman" style:font-pitch="variable"/>
    <style:font-face style:name="Noto Serif1" svg:font-family="'Noto Serif'" style:font-adornments="Italic" style:font-family-generic="roman" style:font-pitch="variable"/>
    <style:font-face style:name="Noto Serif2" svg:font-family="'Noto Serif'" style:font-adornments="Regular" style:font-family-generic="roman" style:font-pitch="variable"/>
  </office:font-face-decls>
  <office:automatic-styles>
    <style:style style:name="P1" style:family="paragraph" style:parent-style-name="Footer">
      <style:paragraph-properties fo:text-align="center" style:justify-single-word="false"/>
      <style:text-properties fo:font-size="8pt" officeooo:paragraph-rsid="0015a564" style:font-size-asian="8pt" style:font-size-complex="8pt"/>
    </style:style>
    <style:style style:name="P2" style:family="paragraph" style:parent-style-name="Footer">
      <style:paragraph-properties fo:text-align="center" style:justify-single-word="false"/>
      <style:text-properties fo:font-size="8pt" style:font-size-asian="8pt" style:font-size-complex="8pt"/>
    </style:style>
    <style:style style:name="P3" style:family="paragraph" style:parent-style-name="Footer">
      <style:paragraph-properties fo:text-align="center" style:justify-single-word="false"/>
      <style:text-properties fo:font-size="8pt" officeooo:paragraph-rsid="00037b26" style:font-size-asian="8pt" style:font-size-complex="8pt"/>
    </style:style>
    <style:style style:name="P4" style:family="paragraph" style:parent-style-name="Header">
      <style:text-properties fo:font-size="8pt" style:font-size-asian="7pt" style:font-size-complex="8pt"/>
    </style:style>
    <style:style style:name="P5" style:family="paragraph" style:parent-style-name="Header">
      <style:paragraph-properties fo:text-align="end" style:justify-single-word="false"/>
      <style:text-properties fo:font-size="8pt" officeooo:paragraph-rsid="0005e54c" style:font-size-asian="7pt" style:font-size-complex="8pt"/>
    </style:style>
    <style:style style:name="P6" style:family="paragraph" style:parent-style-name="Horizontal_20_Line">
      <style:paragraph-properties fo:text-align="end" style:justify-single-word="false"/>
      <style:text-properties officeooo:paragraph-rsid="0005e54c"/>
    </style:style>
    <style:style style:name="P7" style:family="paragraph" style:parent-style-name="Text_20_body">
      <style:text-properties officeooo:paragraph-rsid="002146c2"/>
    </style:style>
    <style:style style:name="P8" style:family="paragraph" style:parent-style-name="Text_20_body">
      <style:paragraph-properties fo:text-align="justify" style:justify-single-word="false"/>
      <style:text-properties officeooo:rsid="001ec86e" officeooo:paragraph-rsid="002146c2"/>
    </style:style>
    <style:style style:name="P9" style:family="paragraph" style:parent-style-name="Text_20_body">
      <style:text-properties officeooo:rsid="002146c2" officeooo:paragraph-rsid="002146c2"/>
    </style:style>
    <style:style style:name="P10" style:family="paragraph" style:parent-style-name="Heading_20_1">
      <style:paragraph-properties fo:break-before="page"/>
      <style:text-properties style:use-window-font-color="true" loext:opacity="0%" officeooo:rsid="001db56a" officeooo:paragraph-rsid="001ec86e"/>
    </style:style>
    <style:style style:name="P11" style:family="paragraph" style:parent-style-name="Heading_20_2">
      <style:paragraph-properties fo:break-before="page"/>
    </style:style>
    <style:style style:name="P12" style:family="paragraph" style:parent-style-name="Heading_20_3">
      <style:paragraph-properties fo:break-before="page"/>
    </style:style>
    <style:style style:name="P13" style:family="paragraph" style:parent-style-name="Text_20_body" style:list-style-name="L1">
      <style:text-properties officeooo:paragraph-rsid="002146c2"/>
    </style:style>
    <style:style style:name="P14" style:family="paragraph" style:parent-style-name="Text_20_body" style:list-style-name="L2">
      <style:text-properties officeooo:paragraph-rsid="002146c2"/>
    </style:style>
    <style:style style:name="P15" style:family="paragraph" style:parent-style-name="Text_20_body" style:list-style-name="L2">
      <style:text-properties officeooo:rsid="002146c2" officeooo:paragraph-rsid="002146c2"/>
    </style:style>
    <style:style style:name="P16" style:family="paragraph" style:parent-style-name="Text_20_body" style:list-style-name="L3">
      <style:text-properties officeooo:paragraph-rsid="002146c2"/>
    </style:style>
    <style:style style:name="P17" style:family="paragraph" style:parent-style-name="Text_20_body" style:list-style-name="L4">
      <style:text-properties officeooo:paragraph-rsid="002146c2"/>
    </style:style>
    <style:style style:name="T1" style:family="text">
      <style:text-properties officeooo:rsid="00036993"/>
    </style:style>
    <style:style style:name="T2" style:family="text">
      <style:text-properties officeooo:rsid="002146c2"/>
    </style:style>
    <style:style style:name="T3" style:family="text">
      <style:text-properties style:use-window-font-color="true" loext:opacity="0%" officeooo:rsid="002146c2"/>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2146c2"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fo:font-weight="bold" officeooo:rsid="002146c2" style:font-weight-asian="bold" style:font-weight-complex="bold"/>
    </style:style>
    <style:style style:name="T9" style:family="text">
      <style:text-properties fo:font-style="normal" officeooo:rsid="002146c2" style:font-style-asian="normal" style:font-style-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text:bookmark-start text:name="__RefHeading___Toc2062_637504427 Copy 1"/>Developing with AutomataCI<text:bookmark-end text:name="__RefHeading___Toc2062_637504427 Copy 1"/></text:h>
      <text:p text:style-name="P7"><text:span text:style-name="T3">Before we begin, on behalf of AutomataCI development team, we </text:span>Thank you for your interest in contributing towards AutomataCI source codes <text:span text:style-name="T2">and building with us for your project. This section covers all the necessary technical specifications in order to develop for AutomataCI or for your project customization.</text:span></text:p>
      <text:p text:style-name="P7"/>
      <text:h text:style-name="Heading_20_2" text:outline-level="2"><text:bookmark-start text:name="__RefHeading___Toc2062_637504427"/>Why Another CI<text:bookmark-end text:name="__RefHeading___Toc2062_637504427"/></text:h>
      <text:p text:style-name="P8">AutomataCI was specifically built to counter supply-chain threat encountered since Year 2022 across the Internet service providers. A white paper is available for detailing of the incident and for case study education purposes is available. <text:span text:style-name="T2">(refer:</text:span> <text:a xlink:type="simple" xlink:href="https://doi.org/10.5281/zenodo.6815013" text:style-name="Internet_20_link" text:visited-style-name="Visited_20_Internet_20_Link">https://doi.org/10.5281/zenodo.6815013</text:a><text:span text:style-name="T2">)</text:span>. Ever-since the post Covid-19 pandemic, a lot of CI service providers are drastically changing their business offering to the extent of extorting their customers to either pay a very high price or close the entire project operation down.</text:p>
      <text:p text:style-name="P8"/>
      <text:p text:style-name="P8">In response to such threat, ZORALab’s Monteur (<text:a xlink:type="simple" xlink:href="https://github.com/zoralab/monteur" text:style-name="Internet_20_link" text:visited-style-name="Visited_20_Internet_20_Link">https://github.com/zoralab/monteur</text:a>) was first created to remove such a threat. <text:span text:style-name="T2">However,</text:span> it has its own flaws dealing with various OSes native functions. Hence, AutomataCI was iteratively created to resolve ZORALab’s Monteur weakness, allowing a project repository to operate without depending entirely on ZORALab’s Monteur’s executable.</text:p>
      <text:p text:style-name="P8"/>
      <text:h text:style-name="P11" text:outline-level="2">The AutomataCI Mantra</text:h>
      <text:p text:style-name="P7">The sole reason for deploying a CI from the get-go is to make sure the project life-cycle can be carried out consistently anywhere and anytime. The project is designed for both remote executions in the cloud <text:span text:style-name="T2">and even</text:span> locally. It facilitates heavier resistances and resilience to market changes without hampering the product development and production progress. Unlike other CI models, <text:span text:style-name="T5">AutomataCI favors the “semi-automatic” approach</text:span> where the automation can also be manually executed stage-by-stage or fully automated, <text:span text:style-name="T2">at will</text:span>. </text:p>
      <text:p text:style-name="P7"/>
      <text:p text:style-name="P7">This provides decent protection against ill-intent vendors from legally extorting or ransoming you via vendor locked-in and after-the-fact business changes. If a CI service provider turns the relationship sour, one can easily switch to another. Another good reason is the decoupling effect done to the CI, allowing developers to specifically test a pipeline job manually and locally.</text:p>
      <text:p text:style-name="P7"/>
      <text:h text:style-name="Heading_20_3" text:outline-level="3">Cautiously Integrating External Service Providers</text:h>
      <text:p text:style-name="P7">To counter the external CI service providers’ threatening changes, <text:span text:style-name="T7">their service’ interfaces is strictly ONLY to call AutomataCI job executions just like a regular developer does in the local machine</text:span>. Therefore, most of the time, you will be using AutomataCI’s service libraries in both of your POSIX shell and PowerShell scripting instead. By deploying adapter approach, it’s easier to maintain and isolate all 3rd-party service providers without hampering the customers’ project or AutomataCI maintenance teams.</text:p>
      <text:p text:style-name="P7">Due to the fact that CI is an important life-support system for your project, <text:span text:style-name="T7">you’re strongly advised not to use any vendor </text:span><text:span text:style-name="T8">locked-in</text:span><text:span text:style-name="T7"> API or functionalities</text:span>. Anything AutomataCI can’t do locally signaling that it is vendor locked-in solution. The more such you use, the more entangled you are; which also means the more painful for you to do immediate migration when threat suddenly appear.</text:p>
      <text:p text:style-name="P9"/>
      <text:h text:style-name="P11" text:outline-level="2">Tech Requirements</text:h>
      <text:p text:style-name="Text_20_body">To be seamlessly compatible with the OS natively, the entire AutomataCI is created using only POSIX compliant shell (not BASH) <text:span text:style-name="T2">or “POSIX Shell” </text:span>scripts and Windows’ PowerShell scripts. At its root, to make the interfaces unified, the Polygot Script (<text:a xlink:type="simple" xlink:href="https://github.com/ChewKeanHo/PolygotScript" text:style-name="Internet_20_link" text:visited-style-name="Visited_20_Internet_20_Link">https://github.com/ChewKeanHo/PolygotScript</text:a>) is used where the POSIX <text:span text:style-name="T2">S</text:span>hell and <text:span text:style-name="T2">PowerShell</text:span> are unified into a single file called “<text:span text:style-name="T5">ci.</text:span><text:span text:style-name="T6">sh.ps1</text:span><text:span text:style-name="T9">”</text:span>.</text:p>
      <text:p text:style-name="P7"/>
      <text:p text:style-name="P7">Generally speaking, you only need the following <text:span text:style-name="T2">technical </text:span>knowledge <text:span text:style-name="T2">to operate AutomataCI (as in developing your own CI recipes and etc):</text:span></text:p>
      <text:list text:style-name="L1">
        <text:list-item>
          <text:p text:style-name="P13"><text:span text:style-name="T7">POSIX Shell Scripting (not BASH)</text:span> – for all UNIX OSes including Apple MacOS; AND</text:p>
        </text:list-item>
        <text:list-item>
          <text:p text:style-name="P13"><text:span text:style-name="T7">Windows PowerShell</text:span> – for Windows OS.</text:p>
        </text:list-item>
      </text:list>
      <text:p text:style-name="P7"/>
      <text:p text:style-name="P7">To <text:span text:style-name="T2">develop with AutomataCI</text:span>, you need a very deep understanding about them as AutomataCI always cross-translate them to make sure its functionalities are working on as many systems as possible.</text:p>
      <text:p text:style-name="P7"/>
      <text:h text:style-name="P12" text:outline-level="3">POSIX Shell</text:h>
      <text:p text:style-name="P7"><text:span text:style-name="T2">Branded as “POSIX Shell” </text:span>(not to be confused with BASH shell)<text:span text:style-name="T2">, it </text:span>is an UNIX execution scripting language meant for UNIX operating systems like Linux – Debian, BSD – Debian, OSX – Mac, and etc. To be POSIX compliant, you must first understand and familiarize yourself with BASH scripting and then works yourself towards POSIX compliant shell:</text:p>
      <text:list text:style-name="L2">
        <text:list-item>
          <text:p text:style-name="P14">Things like array, lowercase string changes, double square quote comparison (<text:span text:style-name="T4">[[ … ]]</text:span>) are <text:span text:style-name="T2">unavailable; AND</text:span></text:p>
        </text:list-item>
        <text:list-item>
          <text:p text:style-name="P15">Use primitive shell runtime like Dash (<text:span text:style-name="T4">/bin/dash</text:span>) to validate your POSIX Shell script instead of the usual <text:span text:style-name="T4">/bin/sh</text:span> which is usually pointing <text:span text:style-name="T4">/bin/bash</text:span> runtime.</text:p>
        </text:list-item>
        <text:list-item>
          <text:p text:style-name="P14">you can run it on both Linux and MacOS OSes without additional modifications <text:span text:style-name="T2">and special conditions</text:span> and they both work as expected.</text:p>
        </text:list-item>
      </text:list>
      <text:p text:style-name="P7">AutomataCI prioritize Linux and MacOS OSes using POSIX compliant shell. If you’re new, reading the codes from the <text:span text:style-name="T4">automataCI/services</text:span>/ libraries <text:span text:style-name="T2">to obtain</text:span> some good production-grade <text:span text:style-name="T2">ideas.</text:span> </text:p>
      <text:p text:style-name="P7"/>
      <text:h text:style-name="Heading_20_3" text:outline-level="3">Powershell</text:h>
      <text:p text:style-name="P7"><text:span text:style-name="T7">Powershell is solely used for Windows OS</text:span> despite Microsoft permits its installation elsewhere. AutomataCI prohibits the latter for the fact since the installation requires Microsoft telemetry feature to be installed which breaks a perfectly fine UNIX operating system. Unlike OSX in Mac ecosystem, to date, <text:span text:style-name="T4">Microsoft Windows is still incompatible with POSIX shell without Linux subsystem (which is Linux VM-like anyway)</text:span>.</text:p>
      <text:p text:style-name="P7">Like most Microsoft’s products pipelines, PowerShell also come with its caveats and dramas <text:span text:style-name="T2">where AutomataCI had solved them in its coding style section.</text:span></text:p>
      <text:p text:style-name="P7"/>
      <text:h text:style-name="P11" text:outline-level="2">Release Strategy</text:h>
      <text:p text:style-name="P7">AutomataCI uses Semantic Versioning system (<text:a xlink:type="simple" xlink:href="https://semver.org/" text:style-name="Internet_20_link" text:visited-style-name="Visited_20_Internet_20_Link">https://semver.org/</text:a>) to manage its release versions. To ensure sorting compatibility, a “<text:span text:style-name="T4">v-</text:span>” prefix is added to each version number when published.</text:p>
      <text:p text:style-name="P7"/>
      <text:p text:style-name="P7">Unlike other strategies, AutomataCI approach forward increment aggressively by only supporting the latest version of itself expiring all supports to the previous versions. However, that does not means the customers have to immediately upgrade it to the latest and greatest due to AutomataCI’s product nature.</text:p>
      <text:p text:style-name="P7"/>
      <text:p text:style-name="P7"><text:span text:style-name="T2">Only i</text:span>n special (and rare) cases, AutomataCI may deploy release candidate (<text:span text:style-name="T4">~rcN</text:span>) strategy to perform external ecosystem testing where:</text:p>
      <text:list text:style-name="L3">
        <text:list-item>
          <text:p text:style-name="P16"><text:span text:style-name="T4">N</text:span> is candidate number; AND</text:p>
        </text:list-item>
        <text:list-item>
          <text:p text:style-name="P16"><text:span text:style-name="T7">always uses tilde (~) and not dash (-)</text:span> to avoid conflicting with some mainline distributing ecosystems.</text:p>
        </text:list-item>
      </text:list>
      <text:p text:style-name="P7"/>
      <text:p text:style-name="Frame_20_contents"><text:span text:style-name="T7">REMEMBER</text:span>: All release candidates ARE NOT a latest release.</text:p>
      <text:p text:style-name="Text_20_body"/>
      <text:h text:style-name="P11" text:outline-level="2">Upstreaming Process</text:h>
      <text:p text:style-name="P9">In the case of developing for AutomataCI involving upstreaming the code changes to the AutomataCI original repository, the steps are described in the sub-sections.</text:p>
      <text:h text:style-name="Heading_20_3" text:outline-level="3">Raise an Issue Ticket in Forum</text:h>
      <text:p text:style-name="Text_20_body">Start-off by raising an issue ticket in the designated forum (usually GitHub) and discuss about it. You will be surprised how much this helps to expedite problem solving and sometimes time, don’t have to do much at all.</text:p>
      <text:h text:style-name="Heading_20_3" text:outline-level="3">Clone the AutomataCI repository and Perform Development</text:h>
      <text:p text:style-name="Text_20_body">Please clone the original AutomataCI repository and develop there. The upstream maintainers only accepts AutomataCI upstream repository only and shall reject any patches not from those repository.</text:p>
      <text:h text:style-name="Heading_20_3" text:outline-level="3">Set Patches / Pull Request, Code Review</text:h>
      <text:p text:style-name="Text_20_body">Once done, please make it available for the maintainers to code review your changes. You can git format patch your commits and upload it into your issue ticket raised earlier.</text:p>
      <text:h text:style-name="Heading_20_3" text:outline-level="3">Acceptance</text:h>
      <text:p text:style-name="P7">There are 2 possible acceptance outcomes depending on how you approach the maintainers:</text:p>
      <text:list text:style-name="L4">
        <text:list-item>
          <text:p text:style-name="P17">If you’re sent in by patch, the maintainer shall apply it to the repo and signed it using his/her GPG key; <text:span text:style-name="T2">OR</text:span></text:p>
        </text:list-item>
        <text:list-item>
          <text:p text:style-name="P17">If you’re sent in by pull request, the maintainer shall perform merging locally and signed it using his/her GPG key, accepting your pull request to the upstream and then force push to override the unsigned commits.</text:p>
        </text:list-item>
      </text:list>
      <text:p text:style-name="P7">At this point, you’re done for your part. <text:span text:style-name="T2">Once again,</text:span> <text:span text:style-name="T2">t</text:span>hank you <text:span text:style-name="T2">for developing with AutomataCI.</text:span></text:p>
      <text:p text:style-name="P7"/>
      <text:h text:style-name="P11" text:outline-level="2">Coding Styles</text:h>
      <text:p text:style-name="P9">This section covers the coding styles that is compatible for both shells types and its rationale behinds them.</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face style:name="Noto Sans CJK SC Light" svg:font-family="'Noto Sans CJK SC Light'" style:font-family-generic="swiss"/>
    <style:font-face style:name="Noto Sans Devanagari" svg:font-family="'Noto Sans Devanagari'" style:font-family-generic="system" style:font-pitch="variable"/>
    <style:font-face style:name="Noto Serif" svg:font-family="'Noto Serif'" style:font-adornments="Bold" style:font-family-generic="roman" style:font-pitch="variable"/>
    <style:font-face style:name="Noto Serif CJK SC" svg:font-family="'Noto Serif CJK SC'" style:font-family-generic="system" style:font-pitch="variable"/>
    <style:font-face style:name="Noto Serif CJK SC Black" svg:font-family="'Noto Serif CJK SC Black'" style:font-family-generic="roman"/>
    <style:font-face style:name="Noto Serif CJK SC Light" svg:font-family="'Noto Serif CJK SC Light'" style:font-adornments="Italic" style:font-family-generic="roman" style:font-pitch="variable"/>
    <style:font-face style:name="Noto Serif CJK SC Light1" svg:font-family="'Noto Serif CJK SC Light'" style:font-adornments="Regular" style:font-family-generic="roman" style:font-pitch="variable"/>
    <style:font-face style:name="Noto Serif1" svg:font-family="'Noto Serif'" style:font-adornments="Italic" style:font-family-generic="roman" style:font-pitch="variable"/>
    <style:font-face style:name="Noto Serif2" svg:font-family="'Noto Serif'"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Noto Serif2" fo:font-family="'Noto Serif'" style:font-style-name="Regular" style:font-family-generic="roman" style:font-pitch="variable" style:font-name-asian="Noto Serif CJK SC Light1" style:font-family-asian="'Noto Serif CJK SC Light'" style:font-style-name-asian="Regular" style:font-family-generic-asian="roman" style:font-pitch-asian="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erif2" fo:font-family="'Noto Serif'" style:font-style-name="Regular" style:font-family-generic="roman" style:font-pitch="variable"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style:contextual-spacing="false" fo:line-height="115%" style:register-true="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style:font-name="Noto Serif1" fo:font-family="'Noto Serif'" style:font-style-name="Italic" style:font-family-generic="roman" style:font-pitch="variable" fo:font-size="13pt" fo:font-style="normal" style:font-name-asian="Noto Serif CJK SC Light" style:font-family-asian="'Noto Serif CJK SC Light'" style:font-style-name-asian="Italic" style:font-family-generic-asian="roman" style:font-pitch-asian="variable" style:font-size-asian="13pt" style:font-style-asian="normal"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Noto Serif" fo:font-family="'Noto Serif'" style:font-style-name="Bold" style:font-family-generic="roman" style:font-pitch="variable" fo:font-size="13pt" fo:font-weight="bold" style:font-name-asian="Noto Serif CJK SC" style:font-family-asian="'Noto Serif CJK SC'" style:font-family-generic-asian="system" style:font-pitch-asian="variable" style:font-size-asian="13pt" style:font-weight-asian="bold" style:font-name-complex="Noto Sans Devanagari" style:font-family-complex="'Noto Sans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3pt" fo:font-style="normal" fo:font-weight="bold" style:font-size-asian="13pt" style:font-style-asian="normal"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3pt" fo:font-weight="bold" style:font-size-asian="13pt" style:font-weight-asian="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3pt" fo:font-style="normal" fo:font-weight="bold" style:font-size-asian="13pt" style:font-style-asian="normal" style:font-weight-asian="bold" style:font-size-complex="10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13pt" fo:font-weight="bold" style:font-size-asian="13pt" style:font-weight-asian="bold" style:font-size-complex="9pt"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13pt" fo:font-weight="bold" style:font-size-asian="13pt" style:font-weight-asian="bold" style:font-size-complex="9pt"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normal" fo:font-weight="bold" style:font-size-asian="13pt" style:font-style-asian="normal" style:font-weight-asian="bold" style:font-size-complex="13pt" style:font-style-complex="italic"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Contents_20_7" style:display-name="Contents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Contents_20_8" style:display-name="Contents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Figure" style:family="paragraph" style:parent-style-name="Caption" style:class="extra">
      <style:paragraph-properties fo:text-align="center" style:justify-single-word="fals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0.14pt solid #808080" text:number-lines="false" text:line-number="0" style:join-border="false"/>
      <style:text-properties fo:font-size="2pt" style:font-size-asian="2pt" style:font-size-complex="6pt"/>
    </style:style>
    <style:style style:name="Frame_20_contents" style:display-name="Frame contents" style:family="paragraph" style:parent-style-name="Standard" style:class="extra">
      <style:paragraph-properties fo:margin-top="0in" fo:margin-bottom="0.15in" style:contextual-spacing="false" fo:line-height="115%" fo:padding="0.0201in" fo:border="0.06pt solid #666666">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0.75in" fo:text-indent="-0.75in" fo:margin-left="0.75in"/>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text:list-tab-stop-position="0.75in" fo:text-indent="-0.75in" fo:margin-left="0.75in"/>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text:list-tab-stop-position="1in" fo:text-indent="-1in" fo:margin-left="1in"/>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text:list-tab-stop-position="1in" fo:text-indent="-1in" fo:margin-left="1in"/>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text:list-tab-stop-position="1.25in" fo:text-indent="-1.25in" fo:margin-left="1.25in"/>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text:list-tab-stop-position="1.5in" fo:text-indent="-1.5in" fo:margin-left="1.5in"/>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text:list-tab-stop-position="1.75in" fo:text-indent="-1.75in" fo:margin-left="1.75in"/>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listtab" text:list-tab-stop-position="2in" fo:text-indent="-2in" fo:margin-left="2in"/>
        </style:list-level-properties>
      </text:outline-level-style>
      <text:outline-level-style text:level="10" loext:num-list-format="%1%.%2%.%3%.%4%.%5%.%6%.%7%.%8%.%9%.%10%." style:num-suffix="." style:num-format="1" text:display-levels="10">
        <style:list-level-properties text:list-level-position-and-space-mode="label-alignment">
          <style:list-level-label-alignment text:label-followed-by="listtab" text:list-tab-stop-position="2in" fo:text-indent="-2in" fo:margin-left="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8pt" officeooo:paragraph-rsid="0015a564" style:font-size-asian="8pt" style:font-size-complex="8pt"/>
    </style:style>
    <style:style style:name="MP2" style:family="paragraph" style:parent-style-name="Header">
      <style:text-properties fo:font-size="8pt" style:font-size-asian="7pt" style:font-size-complex="8pt"/>
    </style:style>
    <style:style style:name="MP3" style:family="paragraph" style:parent-style-name="Footer">
      <style:paragraph-properties fo:text-align="center" style:justify-single-word="false"/>
      <style:text-properties fo:font-size="8pt" style:font-size-asian="8pt" style:font-size-complex="8pt"/>
    </style:style>
    <style:style style:name="MP4" style:family="paragraph" style:parent-style-name="Header">
      <style:paragraph-properties fo:text-align="end" style:justify-single-word="false"/>
      <style:text-properties fo:font-size="8pt" officeooo:paragraph-rsid="0005e54c" style:font-size-asian="7pt" style:font-size-complex="8pt"/>
    </style:style>
    <style:style style:name="MP5" style:family="paragraph" style:parent-style-name="Horizontal_20_Line">
      <style:paragraph-properties fo:text-align="end" style:justify-single-word="false"/>
      <style:text-properties officeooo:paragraph-rsid="0005e54c"/>
    </style:style>
    <style:style style:name="MP6" style:family="paragraph" style:parent-style-name="Footer">
      <style:paragraph-properties fo:text-align="center" style:justify-single-word="false"/>
      <style:text-properties fo:font-size="8pt" officeooo:paragraph-rsid="00037b26" style:font-size-asian="8pt" style:font-size-complex="8pt"/>
    </style:style>
    <style:style style:name="MT1" style:family="text">
      <style:text-properties officeooo:rsid="00036993"/>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0%" draw:fill-image-height="100%"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none" draw:background-size="full" draw:fill-color="#729fcf" draw:fill-image-width="100%" draw:fill-image-height="100%" style:repeat="repeat"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next-style-name="Left_20_Page">
      <style:footer>
        <text:p text:style-name="MP1"><text:page-number text:select-page="current">1</text:page-number><text:s/>of <text:page-count>7</text:page-count></text:p>
      </style:footer>
    </style:master-page>
    <style:master-page style:name="Left_20_Page" style:display-name="Left Page" style:page-layout-name="Mpm2" draw:style-name="Mdp2" style:next-style-name="Right_20_Page">
      <style:header>
        <text:p text:style-name="MP2"><text:title>AutomataCI Engineering Specification</text:title><text:s/>- <text:subject>The handbook for operating AutomataCI</text:subject></text:p>
        <text:p text:style-name="Horizontal_20_Line"/>
      </style:header>
      <style:footer>
        <text:p text:style-name="MP3"><text:page-number text:select-page="current">6</text:page-number><text:s/><text:span text:style-name="MT1">of </text:span><text:page-count>7</text:page-count></text:p>
      </style:footer>
    </style:master-page>
    <style:master-page style:name="Right_20_Page" style:display-name="Right Page" style:page-layout-name="Mpm3" draw:style-name="Mdp2" style:next-style-name="Left_20_Page">
      <style:header>
        <text:p text:style-name="MP4"><text:subject>The handbook for operating AutomataCI</text:subject><text:s/>- <text:title>AutomataCI Engineering Specification</text:title></text:p>
        <text:p text:style-name="MP5"/>
      </style:header>
      <style:footer>
        <text:p text:style-name="MP6"><text:page-number text:select-page="current">7</text:page-number><text:s/><text:span text:style-name="MT1">of </text:span><text:page-count>7</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20:33:18.290177163</meta:creation-date>
    <dc:title>AutomataCI Engineering Specification</dc:title>
    <meta:generator>LibreOffice/7.6.2.1$Linux_X86_64 LibreOffice_project/56f7684011345957bbf33a7ee678afaf4d2ba333</meta:generator>
    <meta:editing-duration>PT16H4M16S</meta:editing-duration>
    <meta:editing-cycles>25</meta:editing-cycles>
    <dc:subject>The handbook for operating AutomataCI</dc:subject>
    <meta:initial-creator>Kean Ho Chew</meta:initial-creator>
    <meta:keyword>AutomataCI</meta:keyword>
    <meta:keyword>English</meta:keyword>
    <meta:print-date>2023-11-17T21:12:35.832553184</meta:print-date>
    <meta:printed-by>PDF files: Kean Ho Chew</meta:printed-by>
    <dc:date>2023-12-07T10:18:39.990102648</dc:date>
    <dc:creator>Kean Ho Chew</dc:creator>
    <meta:document-statistic meta:table-count="0" meta:image-count="0" meta:object-count="0" meta:page-count="7" meta:paragraph-count="53" meta:word-count="1239" meta:character-count="8139" meta:non-whitespace-character-count="6969"/>
    <meta:template xlink:type="simple" xlink:actuate="onRequest" xlink:title="Official Book" xlink:href="../../templates/Book.ott" meta:date="2023-11-17T20:33:17.245827505"/>
  </office:meta>
</office:document-meta>
</file>